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7.601cm"/>
    </style:style>
    <style:style style:name="co3" style:family="table-column">
      <style:table-column-properties fo:break-before="auto" style:column-width="5.711cm"/>
    </style:style>
    <style:style style:name="co4" style:family="table-column">
      <style:table-column-properties fo:break-before="auto" style:column-width="13.72cm"/>
    </style:style>
    <style:style style:name="co5" style:family="table-column">
      <style:table-column-properties fo:break-before="auto" style:column-width="14.9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8002" number:language="en" number:country="GB">
      <number:number number:decimal-places="2" number:min-integer-digits="1"/>
    </number:number-style>
    <style:style style:name="ce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 style:data-style-name="N109">
      <style:table-cell-properties fo:border-bottom="0.035cm solid #000000" fo:background-color="#f2f2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 style:data-style-name="N109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666666" fo:background-color="#f2f2f2" style:diagonal-bl-tr="none" style:diagonal-tl-br="none" style:text-align-source="value-type" style:repeat-content="false" fo:wrap-option="no-wrap" fo:border-left="none" style:direction="ltr" fo:border-right="0.035cm solid #666666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2f2f2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fo:background-color="#f2f2f2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222222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efefe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 style:data-style-name="N800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7" style:family="table-cell" style:parent-style-name="Excel_20_Built-in_20_Normal" style:data-style-name="N107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5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7" table:default-cell-style-name="Excel_20_Built-in_20_Normal"/>
        <table:table-column table:style-name="co6" table:number-columns-repeated="2" table:default-cell-style-name="Default"/>
        <table:table-row table:style-name="ro1">
          <table:table-cell table:style-name="ce1" office:value-type="string">
            <text:p>Ref. Nr</text:p>
          </table:table-cell>
          <table:table-cell/>
          <table:table-cell table:style-name="ce1" office:value-type="string">
            <text:p>Name of Flat</text:p>
          </table:table-cell>
          <table:table-cell table:style-name="ce1" office:value-type="string">
            <text:p>Address</text:p>
          </table:table-cell>
          <table:table-cell table:style-name="ce21" office:value-type="string">
            <text:p>Website Link:</text:p>
          </table:table-cell>
          <table:table-cell table:style-name="ce27"/>
          <table:table-cell table:style-name="ce28" table:number-columns-repeated="2"/>
          <table:table-cell table:style-name="ce4"/>
          <table:table-cell table:style-name="ce28"/>
          <table:table-cell table:style-name="ce4" table:number-columns-repeated="3"/>
          <table:table-cell table:style-name="ce28" table:number-columns-repeated="2"/>
          <table:table-cell table:style-name="ce30"/>
          <table:table-cell table:style-name="ce31"/>
          <table:table-cell table:style-name="ce32" table:number-columns-repeated="4"/>
          <table:table-cell table:style-name="ce33" table:number-columns-repeated="7"/>
          <table:table-cell table:number-columns-repeated="996"/>
        </table:table-row>
        <table:table-row table:style-name="ro2">
          <table:table-cell table:style-name="ce2" office:value-type="float" office:value="1">
            <text:p>001</text:p>
          </table:table-cell>
          <table:table-cell office:value-type="string">
            <text:p>bb8bf19d-b1c0-11e8-a9d2-00259047317d</text:p>
          </table:table-cell>
          <table:table-cell table:style-name="ce6" office:value-type="string">
            <text:p>Emerald Court </text:p>
          </table:table-cell>
          <table:table-cell table:style-name="ce9" office:value-type="string">
            <text:p>62, Emerald Court, St Henry Street, Sliema, SLM 1324</text:p>
          </table:table-cell>
          <table:table-cell table:style-name="ce22" office:value-type="string">
            <text:p><text:a xlink:href="http://shortletsmalta.com/001-Emerald-Sliema-Penthouse.html">http://shortletsmalta.com/001-Emerald-Sliema-Penthouse.html</text:a></text:p>
          </table:table-cell>
          <table:table-cell table:style-name="ce4" table:number-columns-repeated="9"/>
          <table:table-cell table:style-name="ce29"/>
          <table:table-cell table:style-name="ce13" table:number-columns-repeated="7"/>
          <table:table-cell table:style-name="ce35" table:number-columns-repeated="6"/>
          <table:table-cell table:number-columns-repeated="996"/>
        </table:table-row>
        <table:table-row table:style-name="ro2">
          <table:table-cell table:style-name="ce3" office:value-type="float" office:value="2">
            <text:p>002</text:p>
          </table:table-cell>
          <table:table-cell office:value-type="string">
            <text:p>3cfb6913-b4e8-11e8-a9d2-00259047317d</text:p>
          </table:table-cell>
          <table:table-cell table:style-name="ce7" office:value-type="string">
            <text:p>St Helen Ground</text:p>
          </table:table-cell>
          <table:table-cell table:style-name="ce10" office:value-type="string">
            <text:p>16, Triq il- Freres, Sliema, SLM 1141</text:p>
          </table:table-cell>
          <table:table-cell table:style-name="ce22" office:value-type="string">
            <text:p><text:a xlink:href="http://shortletsmalta.com/002_Comfy_Sliema_Maaisonette">http://shortletsmalta.com/002_Comfy_Sliema_Maaisonette</text:a></text:p>
          </table:table-cell>
          <table:table-cell table:style-name="ce4" table:number-columns-repeated="9"/>
          <table:table-cell table:style-name="ce29"/>
          <table:table-cell table:style-name="ce13" table:number-columns-repeated="6"/>
          <table:table-cell table:style-name="ce34"/>
          <table:table-cell table:style-name="ce20" table:number-columns-repeated="6"/>
          <table:table-cell table:number-columns-repeated="996"/>
        </table:table-row>
        <table:table-row table:style-name="ro2">
          <table:table-cell table:style-name="ce2" office:value-type="float" office:value="3">
            <text:p>003</text:p>
          </table:table-cell>
          <table:table-cell office:value-type="string">
            <text:p>391c355e-b4ec-11e8-a9d2-00259047317d</text:p>
          </table:table-cell>
          <table:table-cell table:style-name="ce6" office:value-type="string">
            <text:p>St Helen 1bd </text:p>
          </table:table-cell>
          <table:table-cell table:style-name="ce9" office:value-type="string">
            <text:p>17, Triq il- Freres, Sliema, SLM 1141</text:p>
          </table:table-cell>
          <table:table-cell table:style-name="ce22" office:value-type="string">
            <text:p><text:a xlink:href="http://shortletsmalta.com/003_Cosy_Sliema_1-bedroom_Apt">http://shortletsmalta.com/003_Cosy_Sliema_1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4">
            <text:p>004</text:p>
          </table:table-cell>
          <table:table-cell office:value-type="string">
            <text:p>91f07422-abb4-11e8-a9d2-00259047317d</text:p>
          </table:table-cell>
          <table:table-cell table:style-name="ce7" office:value-type="string">
            <text:p>St Helen Penthouse</text:p>
          </table:table-cell>
          <table:table-cell table:style-name="ce10" office:value-type="string">
            <text:p>17, Triq il- Freres, Sliema, SLM 1141</text:p>
          </table:table-cell>
          <table:table-cell table:style-name="ce22" office:value-type="string">
            <text:p><text:a xlink:href="http://shortletsmalta.com/004_Spectacular_Views_1-bedroom_Pth">http://shortletsmalta.com/004_Spectacular_Views_1-bedroom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string">
            <text:p>004b</text:p>
          </table:table-cell>
          <table:table-cell office:value-type="string">
            <text:p>9541be90-b11c-11e8-a9d2-00259047317d</text:p>
          </table:table-cell>
          <table:table-cell table:style-name="ce6" office:value-type="string">
            <text:p>St Helen Studio</text:p>
          </table:table-cell>
          <table:table-cell table:style-name="ce9" office:value-type="string">
            <text:p>17, Triq il- Freres, Sliema, SLM 1141</text:p>
          </table:table-cell>
          <table:table-cell table:style-name="ce22" office:value-type="string">
            <text:p><text:a xlink:href="http://shortletsmalta.com/004b_Sliema_Studio_Pth">http://shortletsmalta.com/004b_Sliema_Studio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5">
            <text:p>005</text:p>
          </table:table-cell>
          <table:table-cell office:value-type="string">
            <text:p>9541be90-b11c-11e8-a9d2-00259047317d</text:p>
          </table:table-cell>
          <table:table-cell table:style-name="ce7" office:value-type="string">
            <text:p>St Helen 2 bd</text:p>
          </table:table-cell>
          <table:table-cell table:style-name="ce10" office:value-type="string">
            <text:p>17, Triq il- Freres, Sliema, SLM 1141</text:p>
          </table:table-cell>
          <table:table-cell table:style-name="ce22" office:value-type="string">
            <text:p><text:a xlink:href="http://shortletsmalta.com/005_Spacious_2-bedroom_Apt">http://shortletsmalta.com/005_Spacious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6">
            <text:p>006</text:p>
          </table:table-cell>
          <table:table-cell office:value-type="string">
            <text:p>2e5eaf1e-b1c6-11e8-a9d2-00259047317d</text:p>
          </table:table-cell>
          <table:table-cell table:style-name="ce6" office:value-type="string">
            <text:p>Muriel Flt 1</text:p>
          </table:table-cell>
          <table:table-cell table:style-name="ce9" office:value-type="string">
            <text:p>11, Muriel Flt 1, Matthew Pulis Street, Sliema, SLM 3053</text:p>
          </table:table-cell>
          <table:table-cell table:style-name="ce22" office:value-type="string">
            <text:p><text:a xlink:href="http://shortletsmalta.com/006_Central_Sliema_2-Bedroom_Apartment.html">http://shortletsmalta.com/006_Central_Sliema_2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7">
            <text:p>007</text:p>
          </table:table-cell>
          <table:table-cell office:value-type="float" office:value="0">
            <text:p>0</text:p>
          </table:table-cell>
          <table:table-cell table:style-name="ce7" office:value-type="string">
            <text:p>Muriel Flt 2</text:p>
          </table:table-cell>
          <table:table-cell table:style-name="ce10" office:value-type="string">
            <text:p>11, Muriel Flt 2, Matthew Pulis Street, Sliema, SLM 3053</text:p>
          </table:table-cell>
          <table:table-cell table:style-name="ce22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8">
            <text:p>008</text:p>
          </table:table-cell>
          <table:table-cell office:value-type="float" office:value="0">
            <text:p>0</text:p>
          </table:table-cell>
          <table:table-cell table:style-name="ce6" office:value-type="string">
            <text:p>Muriel Flt 3</text:p>
          </table:table-cell>
          <table:table-cell table:style-name="ce9" office:value-type="string">
            <text:p>11, Muriel Flt 3, Matthew Pulis Street, Sliema, SLM 3053</text:p>
          </table:table-cell>
          <table:table-cell table:style-name="ce22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9">
            <text:p>009</text:p>
          </table:table-cell>
          <table:table-cell office:value-type="string">
            <text:p>cde1f858-b1c8-11e8-a9d2-00259047317d</text:p>
          </table:table-cell>
          <table:table-cell table:style-name="ce7" office:value-type="string">
            <text:p>Muriel Flt 4</text:p>
          </table:table-cell>
          <table:table-cell table:style-name="ce10" office:value-type="string">
            <text:p>11, Muriel Flt 4, Matthew Pulis Street, Sliema, SLM 3053</text:p>
          </table:table-cell>
          <table:table-cell table:style-name="ce22" office:value-type="string">
            <text:p><text:a xlink:href="http://shortletsmalta.com/Sliema_Tigne_Area_2-bedroom_Apartment.html">http://shortletsmalta.com/Sliema_Tigne_Area_2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">
            <text:p>010</text:p>
          </table:table-cell>
          <table:table-cell office:value-type="string">
            <text:p>eb8c8706-b1ca-11e8-a9d2-00259047317d</text:p>
          </table:table-cell>
          <table:table-cell table:style-name="ce6" office:value-type="string">
            <text:p>Muriel Flt 5</text:p>
          </table:table-cell>
          <table:table-cell table:style-name="ce9" office:value-type="string">
            <text:p>11, Muriel Flt 5, Matthew Pulis Street, Sliema, SLM 3053</text:p>
          </table:table-cell>
          <table:table-cell table:style-name="ce22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11">
            <text:p>011</text:p>
          </table:table-cell>
          <table:table-cell office:value-type="float" office:value="0">
            <text:p>0</text:p>
          </table:table-cell>
          <table:table-cell table:style-name="ce7" office:value-type="string">
            <text:p>Muriel Flt 6</text:p>
          </table:table-cell>
          <table:table-cell table:style-name="ce10" office:value-type="string">
            <text:p>11, Muriel Flt 6, Matthew Pulis Street, Sliema, SLM 3053</text:p>
          </table:table-cell>
          <table:table-cell table:style-name="ce22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2">
            <text:p>012</text:p>
          </table:table-cell>
          <table:table-cell office:value-type="float" office:value="0">
            <text:p>0</text:p>
          </table:table-cell>
          <table:table-cell table:style-name="ce6" office:value-type="string">
            <text:p>Muriel Flt 7</text:p>
          </table:table-cell>
          <table:table-cell table:style-name="ce9" office:value-type="string">
            <text:p>11, Muriel Flt 7, Matthew Pulis Street, Sliema, SLM 3053</text:p>
          </table:table-cell>
          <table:table-cell table:style-name="ce22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13">
            <text:p>013</text:p>
          </table:table-cell>
          <table:table-cell office:value-type="float" office:value="0">
            <text:p>0</text:p>
          </table:table-cell>
          <table:table-cell table:style-name="ce7" office:value-type="string">
            <text:p>Muriel Flt 8</text:p>
          </table:table-cell>
          <table:table-cell table:style-name="ce10" office:value-type="string">
            <text:p>11, Muriel Flt 8, Matthew Pulis Street, Sliema, SLM 3053</text:p>
          </table:table-cell>
          <table:table-cell table:style-name="ce22" office:value-type="string">
            <text:p><text:a xlink:href="http://shortletsmalta.com/Remarkable_1-bedroom_Apartment.html">http://shortletsmalta.com/Remarkable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4">
            <text:p>014</text:p>
          </table:table-cell>
          <table:table-cell office:value-type="float" office:value="0">
            <text:p>0</text:p>
          </table:table-cell>
          <table:table-cell table:style-name="ce6" office:value-type="string">
            <text:p>Muriel Flt 9</text:p>
          </table:table-cell>
          <table:table-cell table:style-name="ce9" office:value-type="string">
            <text:p>11, Muriel Flt 9, Matthew Pulis Street, Sliema, SLM 3053</text:p>
          </table:table-cell>
          <table:table-cell table:style-name="ce22" office:value-type="string">
            <text:p><text:a xlink:href="http://shortletsmalta.com/010_Preeminent_location_Sliema.html">http://shortletsmalta.com/010_Preeminent_location_Sliem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15">
            <text:p>015</text:p>
          </table:table-cell>
          <table:table-cell office:value-type="string">
            <text:p>7941e2fd-b109-11e8-a9d2-00259047317d</text:p>
          </table:table-cell>
          <table:table-cell table:style-name="ce7" office:value-type="string">
            <text:p>Muriel Flt 10 </text:p>
          </table:table-cell>
          <table:table-cell table:style-name="ce10" office:value-type="string">
            <text:p>11, Muriel Flt 10, Matthew Pulis Street, Sliema, SLM 3053</text:p>
          </table:table-cell>
          <table:table-cell table:style-name="ce22" office:value-type="string">
            <text:p><text:a xlink:href="http://shortletsmalta.com/015_Effulgent_Sliema_1-bedroom_Pth">http://shortletsmalta.com/015_Effulgent_Sliema_1-bedroom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16">
            <text:p>016</text:p>
          </table:table-cell>
          <table:table-cell office:value-type="string">
            <text:p>41859873-ba86-11e8-a9d2-00259047317d</text:p>
          </table:table-cell>
          <table:table-cell table:style-name="ce7" office:value-type="string">
            <text:p>Sapphire Court, Grd Floor</text:p>
          </table:table-cell>
          <table:table-cell table:style-name="ce10" office:value-type="string">
            <text:p>12, Sapphire Flat 1, Manuel Dimech Street, Sliema, SLM 1058</text:p>
          </table:table-cell>
          <table:table-cell table:style-name="ce22" office:value-type="string">
            <text:p><text:a xlink:href="http://shortletsmalta.com/016_Sunny_2-bedroom_Apt">http://shortletsmalta.com/016_Sunny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7">
            <text:p>017</text:p>
          </table:table-cell>
          <table:table-cell office:value-type="string">
            <text:p>2e3e9611-b4f6-11e8-a9d2-00259047317d</text:p>
          </table:table-cell>
          <table:table-cell table:style-name="ce6" office:value-type="string">
            <text:p>Sapphire Court, 2bd</text:p>
          </table:table-cell>
          <table:table-cell table:style-name="ce10" office:value-type="string">
            <text:p>12, Sapphire Flat 2, Manuel Dimech Street, Sliema, SLM 1058</text:p>
          </table:table-cell>
          <table:table-cell table:style-name="ce22" office:value-type="string">
            <text:p><text:a xlink:href="http://shortletsmalta.com/017_Sunny_Sliema_Flat-2">http://shortletsmalta.com/017_Sunny_Sliema_Flat-2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18">
            <text:p>018</text:p>
          </table:table-cell>
          <table:table-cell office:value-type="string">
            <text:p>476e6a17-ba7c-11e8-a9d2-00259047317d</text:p>
          </table:table-cell>
          <table:table-cell table:style-name="ce7" office:value-type="string">
            <text:p>Sapphire Court, 1bd</text:p>
          </table:table-cell>
          <table:table-cell table:style-name="ce10" office:value-type="string">
            <text:p>12, Sapphire Flat 3, Manuel Dimech Street, Sliema, SLM 1058</text:p>
          </table:table-cell>
          <table:table-cell table:style-name="ce22" office:value-type="string">
            <text:p><text:a xlink:href="http://shortletsmalta.com/018_Spacious_1-bedroom_Apt">http://shortletsmalta.com/018_Spacious_1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21">
            <text:p>021</text:p>
          </table:table-cell>
          <table:table-cell office:value-type="string">
            <text:p>3fea32ba-b4e2-11e8-a9d2-00259047317d</text:p>
          </table:table-cell>
          <table:table-cell table:style-name="ce6" office:value-type="string">
            <text:p>Rudolph Place Flt 1</text:p>
          </table:table-cell>
          <table:table-cell table:style-name="ce9" office:value-type="string">
            <text:p>57, Flt 1, Rudolph Street, Sliema, SLM 1273</text:p>
          </table:table-cell>
          <table:table-cell table:style-name="ce22" office:value-type="string">
            <text:p><text:a xlink:href="http://shortletsmalta.com/021_Foremost_Location_1-bedroom_Apt">http://shortletsmalta.com/021_Foremost_Location_1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22">
            <text:p>022</text:p>
          </table:table-cell>
          <table:table-cell office:value-type="string">
            <text:p>df5cf836-b29a-11e8-a9d2-00259047317d</text:p>
          </table:table-cell>
          <table:table-cell table:style-name="ce7" office:value-type="string">
            <text:p>Rudolph Place Flt 2</text:p>
          </table:table-cell>
          <table:table-cell table:style-name="ce10" office:value-type="string">
            <text:p>57, Flt 2, Rudolph Street, Sliema, SLM 1273</text:p>
          </table:table-cell>
          <table:table-cell table:style-name="ce22" office:value-type="string">
            <text:p><text:a xlink:href="http://shortletsmalta.com/022_Mainstay_%20Sliema_%20Apartment%20.html">http://shortletsmalta.com/022_Mainstay_%20Sliema_%20Apartment%20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23">
            <text:p>023</text:p>
          </table:table-cell>
          <table:table-cell office:value-type="float" office:value="0">
            <text:p>0</text:p>
          </table:table-cell>
          <table:table-cell table:style-name="ce6" office:value-type="string">
            <text:p>Rudolph Place Flt 3</text:p>
          </table:table-cell>
          <table:table-cell table:style-name="ce11" office:value-type="string">
            <text:p>57, Flt 3, Rudolph Street, Sliema, SLM 1273</text:p>
          </table:table-cell>
          <table:table-cell table:style-name="ce22" office:value-type="string">
            <text:p><text:a xlink:href="http://shortletsmalta.com/Mainstay_Roomy_1-bedroom_Apt">http://shortletsmalta.com/Mainstay_Roomy_1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24">
            <text:p>024</text:p>
          </table:table-cell>
          <table:table-cell office:value-type="float" office:value="0">
            <text:p>0</text:p>
          </table:table-cell>
          <table:table-cell table:style-name="ce7" office:value-type="string">
            <text:p>Rudolph Place Flt 4</text:p>
          </table:table-cell>
          <table:table-cell table:style-name="ce10" office:value-type="string">
            <text:p>57, Flt 4, Rudolph Street, Sliema, SLM 1273</text:p>
          </table:table-cell>
          <table:table-cell table:style-name="ce22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25">
            <text:p>025</text:p>
          </table:table-cell>
          <table:table-cell office:value-type="float" office:value="0">
            <text:p>0</text:p>
          </table:table-cell>
          <table:table-cell table:style-name="ce6" office:value-type="string">
            <text:p>Rudolph Place Flt 5</text:p>
          </table:table-cell>
          <table:table-cell table:style-name="ce9" office:value-type="string">
            <text:p>57, Flt 5, Rudolph Street, Sliema, SLM 1273</text:p>
          </table:table-cell>
          <table:table-cell table:style-name="ce22" office:value-type="string">
            <text:p><text:a xlink:href="http://shortletsmalta.com/Mainstay_Sliema_2-Bedroom_Apartment.html">http://shortletsmalta.com/Mainstay_Sliema_2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26">
            <text:p>026</text:p>
          </table:table-cell>
          <table:table-cell office:value-type="float" office:value="0">
            <text:p>0</text:p>
          </table:table-cell>
          <table:table-cell table:style-name="ce7" office:value-type="string">
            <text:p>Rudolph Place Flt 6</text:p>
          </table:table-cell>
          <table:table-cell table:style-name="ce10" office:value-type="string">
            <text:p>57, Flt 6, Rudolph Street, Sliema, SLM 1273</text:p>
          </table:table-cell>
          <table:table-cell table:style-name="ce22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27">
            <text:p>027</text:p>
          </table:table-cell>
          <table:table-cell office:value-type="float" office:value="0">
            <text:p>0</text:p>
          </table:table-cell>
          <table:table-cell table:style-name="ce6" office:value-type="string">
            <text:p>Rudolph Place Flt 7</text:p>
          </table:table-cell>
          <table:table-cell table:style-name="ce9" office:value-type="string">
            <text:p>57, Flt 7, Rudolph Street, Sliema, SLM 1273</text:p>
          </table:table-cell>
          <table:table-cell table:style-name="ce22" office:value-type="string">
            <text:p><text:a xlink:href="http://shortletsmalta.com/027_Foremost_Location_2-bedroom_Apt">http://shortletsmalta.com/027_Foremost_Location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28">
            <text:p>028</text:p>
          </table:table-cell>
          <table:table-cell office:value-type="float" office:value="0">
            <text:p>0</text:p>
          </table:table-cell>
          <table:table-cell table:style-name="ce7" office:value-type="string">
            <text:p>Rudolph Place Flt 8</text:p>
          </table:table-cell>
          <table:table-cell table:style-name="ce10" office:value-type="string">
            <text:p>57, Flt 8, Rudolph Street, Sliema, SLM 1273</text:p>
          </table:table-cell>
          <table:table-cell table:style-name="ce22" office:value-type="string">
            <text:p><text:a xlink:href="http://shortletsmalta.com/Mainstay_Roomy_1-bedroom_Apt">http://shortletsmalta.com/Mainstay_Roomy_1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29">
            <text:p>029</text:p>
          </table:table-cell>
          <table:table-cell office:value-type="float" office:value="0">
            <text:p>0</text:p>
          </table:table-cell>
          <table:table-cell table:style-name="ce6" office:value-type="string">
            <text:p>Rudolph Place Flt 9</text:p>
          </table:table-cell>
          <table:table-cell table:style-name="ce9" office:value-type="string">
            <text:p>57, Flt 9, Rudolph Street, Sliema, SLM 1273</text:p>
          </table:table-cell>
          <table:table-cell table:style-name="ce22" office:value-type="string">
            <text:p><text:a xlink:href="http://shortletsmalta.com/024_Mainstay_Sliema_Center_Apartment.html">http://shortletsmalta.com/024_Mainstay_Sliema_Center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30">
            <text:p>030</text:p>
          </table:table-cell>
          <table:table-cell office:value-type="string">
            <text:p>9049abd8-ba83-11e8-a9d2-00259047317d</text:p>
          </table:table-cell>
          <table:table-cell table:style-name="ce7" office:value-type="string">
            <text:p>Rudolph Place Flt 10 </text:p>
          </table:table-cell>
          <table:table-cell table:style-name="ce10" office:value-type="string">
            <text:p>57, Flt 10, Rudolph Street, Sliema, SLM 1273</text:p>
          </table:table-cell>
          <table:table-cell table:style-name="ce22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31">
            <text:p>031</text:p>
          </table:table-cell>
          <table:table-cell office:value-type="string">
            <text:p>9e2edd20-b66b-11e8-a9d2-00259047317d</text:p>
          </table:table-cell>
          <table:table-cell table:style-name="ce6" office:value-type="string">
            <text:p>Tigne 47</text:p>
          </table:table-cell>
          <table:table-cell table:style-name="ce9" office:value-type="string">
            <text:p>47,Flt 5, Triq ix-Xatt ta' Tigne, Sliema, SLM 3011</text:p>
          </table:table-cell>
          <table:table-cell table:style-name="ce22" office:value-type="string">
            <text:p><text:a xlink:href="http://shortletsmalta.com/031_Exceptional_Tigne_4-bd_Apt">http://shortletsmalta.com/031_Exceptional_Tigne_4-bd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39">
            <text:p>039</text:p>
          </table:table-cell>
          <table:table-cell office:value-type="string">
            <text:p>fefe711b-b758-11e8-a9d2-00259047317d</text:p>
          </table:table-cell>
          <table:table-cell table:style-name="ce7" office:value-type="string">
            <text:p>Bayview Flt 2</text:p>
          </table:table-cell>
          <table:table-cell table:style-name="ce10" office:value-type="string">
            <text:p>57, Borg Olivier Street, St Julians, STJ 1081</text:p>
          </table:table-cell>
          <table:table-cell table:style-name="ce22" office:value-type="string">
            <text:p><text:a xlink:href="http://shortletsmalta.com/039_Fantastic_St'Julians_2-bedroom_Apt">http://shortletsmalta.com/039_Fantastic_St'Julians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40">
            <text:p>040</text:p>
          </table:table-cell>
          <table:table-cell office:value-type="float" office:value="0">
            <text:p>0</text:p>
          </table:table-cell>
          <table:table-cell table:style-name="ce6" office:value-type="string">
            <text:p>Valletta Malcolm</text:p>
          </table:table-cell>
          <table:table-cell table:style-name="ce9" office:value-type="string">
            <text:p>260C,Triq Sant' Orsla, Valletta VLT 123</text:p>
          </table:table-cell>
          <table:table-cell table:style-name="ce22" office:value-type="string">
            <text:p><text:a xlink:href="http://shortletsmalta.com/040-Amazing-Valletta-Harbour-Views-2-bd.html">http://shortletsmalta.com/040-Amazing-Valletta-Harbour-Views-2-bd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41">
            <text:p>041</text:p>
          </table:table-cell>
          <table:table-cell office:value-type="string">
            <text:p>ad3d1591-b050-11e8-a9d2-00259047317d</text:p>
          </table:table-cell>
          <table:table-cell table:style-name="ce6" office:value-type="string">
            <text:p>St Paul's Bay Seafront Apartment</text:p>
          </table:table-cell>
          <table:table-cell table:style-name="ce12" office:value-type="string">
            <text:p>54, Flat 3, Bormio, Dawret il-Gzejjer, Buggibba, San Pawl il-Bahar, SPB 2503</text:p>
          </table:table-cell>
          <table:table-cell table:style-name="ce22" office:value-type="string">
            <text:p><text:a xlink:href="http://shortletsmalta.com/041_Impressive_Seafront_2_bedroom_Apartment.html">http://shortletsmalta.com/041_Impressive_Seafront_2_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47">
            <text:p>047</text:p>
          </table:table-cell>
          <table:table-cell office:value-type="string">
            <text:p>34bd31e4-b0ed-11e8-a9d2-00259047317d</text:p>
          </table:table-cell>
          <table:table-cell table:style-name="ce7" office:value-type="string">
            <text:p>Spinola Flt 3</text:p>
          </table:table-cell>
          <table:table-cell table:style-name="ce10" office:value-type="string">
            <text:p>102, Flat 3, Spinola Road, St Julians, STJ 3019</text:p>
          </table:table-cell>
          <table:table-cell table:style-name="ce22" office:value-type="string">
            <text:p><text:a xlink:href="http://shortletsmalta.com/047_Spinola_Duplex_4-bedroom_Apt">http://shortletsmalta.com/047_Spinola_Duplex_4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48">
            <text:p>048</text:p>
          </table:table-cell>
          <table:table-cell office:value-type="string">
            <text:p>41b43b8a-abb2-11e8-a9d2-00259047317d</text:p>
          </table:table-cell>
          <table:table-cell table:style-name="ce6" office:value-type="string">
            <text:p>Spinola Penthouse</text:p>
          </table:table-cell>
          <table:table-cell table:style-name="ce9" office:value-type="string">
            <text:p>102, Flat 5, Spinola Road, St Julians, STJ 3019</text:p>
          </table:table-cell>
          <table:table-cell table:style-name="ce22" office:value-type="string">
            <text:p><text:a xlink:href="http://shortletsmalta.com/048_Spinola_Duplex_Pth">http://shortletsmalta.com/048_Spinola_Duplex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51">
            <text:p>051</text:p>
          </table:table-cell>
          <table:table-cell office:value-type="string">
            <text:p>5450789a-b4ea-11e8-a9d2-00259047317d</text:p>
          </table:table-cell>
          <table:table-cell table:style-name="ce7" office:value-type="string">
            <text:p>St helen</text:p>
          </table:table-cell>
          <table:table-cell table:style-name="ce9" office:value-type="string">
            <text:p>17, Triq il- Freres, Sliema, SLM 1141</text:p>
          </table:table-cell>
          <table:table-cell table:style-name="ce22" office:value-type="string">
            <text:p><text:a xlink:href="http://shortletsmalta.com/051-Sliema-Mainstay-1-Bedroom.html">http://shortletsmalta.com/051-Sliema-Mainstay-1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52">
            <text:p>052</text:p>
          </table:table-cell>
          <table:table-cell office:value-type="string">
            <text:p>b01de721-b5ac-11e8-a9d2-00259047317d</text:p>
          </table:table-cell>
          <table:table-cell table:style-name="ce7" office:value-type="string">
            <text:p>The penthouse</text:p>
          </table:table-cell>
          <table:table-cell table:style-name="ce10" office:value-type="string">
            <text:p>44, Flat 9, Amery Street, Sliema, SLM1701</text:p>
          </table:table-cell>
          <table:table-cell table:style-name="ce22" office:value-type="string">
            <text:p><text:a xlink:href="http://shortletsmalta.com/The_penthouse_seafront.html">http://shortletsmalta.com/The_penthous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54">
            <text:p>054</text:p>
          </table:table-cell>
          <table:table-cell office:value-type="string">
            <text:p>31508b8f-b1b7-11e8-a9d2-00259047317d</text:p>
          </table:table-cell>
          <table:table-cell table:style-name="ce6" office:value-type="string">
            <text:p>Villa Primula</text:p>
          </table:table-cell>
          <table:table-cell table:style-name="ce13" office:value-type="string">
            <text:p>Villa Primula, Fuq il-Gonna, St Julains, STJ 1922, Malta</text:p>
          </table:table-cell>
          <table:table-cell table:style-name="ce22" office:value-type="string">
            <text:p><text:a xlink:href="http://shortletsmalta.com/054-Villa-Primula-St-Julians.html">http://shortletsmalta.com/054-Villa-Primula-St-Julians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55">
            <text:p>055</text:p>
          </table:table-cell>
          <table:table-cell office:value-type="string">
            <text:p>ed0dd797-b0e7-11e8-a9d2-00259047317d</text:p>
          </table:table-cell>
          <table:table-cell table:style-name="ce7" office:value-type="string">
            <text:p>Neptunes Court. Flat 9</text:p>
          </table:table-cell>
          <table:table-cell table:style-name="ce10" office:value-type="string">
            <text:p>47, Main Str, St. Julians, <text:s/>STJ 1018</text:p>
          </table:table-cell>
          <table:table-cell table:style-name="ce22" office:value-type="string">
            <text:p><text:a xlink:href="http://shortletsmalta.com/055_Exceptional_Views_St-Julians_4-bedroom_Apt">http://shortletsmalta.com/055_Exceptional_Views_St-Julians_4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56">
            <text:p>056</text:p>
          </table:table-cell>
          <table:table-cell office:value-type="string">
            <text:p>360b86a5-b02b-11e8-a9d2-00259047317d</text:p>
          </table:table-cell>
          <table:table-cell table:style-name="ce6" office:value-type="string">
            <text:p>Emerald 2bd</text:p>
          </table:table-cell>
          <table:table-cell table:style-name="ce9" office:value-type="string">
            <text:p>62, Emerald Court, Flat 2St Henry Street, Sliema, SLM 1324</text:p>
          </table:table-cell>
          <table:table-cell table:style-name="ce22" office:value-type="string">
            <text:p><text:a xlink:href="http://shortletsmalta.com/056_Emerald_2-bedroom_Apt.html">http://shortletsmalta.com/056_Emerald_2-bedroom_Ap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57">
            <text:p>057</text:p>
          </table:table-cell>
          <table:table-cell office:value-type="string">
            <text:p>f4189956-b68a-11e8-a9d2-00259047317d</text:p>
          </table:table-cell>
          <table:table-cell table:style-name="ce6" office:value-type="string">
            <text:p>Sliema House</text:p>
          </table:table-cell>
          <table:table-cell table:style-name="ce9" office:value-type="string">
            <text:p>13,zahrija, Trejqet Emilio Lombari, Sliema, SLM 1060</text:p>
          </table:table-cell>
          <table:table-cell table:style-name="ce22" office:value-type="string">
            <text:p><text:a xlink:href="http://shortletsmalta.com/057-Sliema-House.html">http://shortletsmalta.com/057-Sliema-House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58">
            <text:p>058</text:p>
          </table:table-cell>
          <table:table-cell office:value-type="string">
            <text:p>3fcb5398-b69d-11e8-a9d2-00259047317d</text:p>
          </table:table-cell>
          <table:table-cell table:style-name="ce6" office:value-type="string">
            <text:p>Balluta House</text:p>
          </table:table-cell>
          <table:table-cell table:style-name="ce9" office:value-type="string">
            <text:p>12, Fabri lane St Julians, STJ 1330</text:p>
          </table:table-cell>
          <table:table-cell table:style-name="ce22" office:value-type="string">
            <text:p><text:a xlink:href="http://shortletsmalta.com/058_Seaviews_Hilltop_House">http://shortletsmalta.com/058_Seaviews_Hilltop_Hous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59">
            <text:p>059</text:p>
          </table:table-cell>
          <table:table-cell office:value-type="string">
            <text:p>429ac283-b4e6-11e8-a9d2-00259047317d</text:p>
          </table:table-cell>
          <table:table-cell table:style-name="ce7" office:value-type="string">
            <text:p>Tulip Court </text:p>
          </table:table-cell>
          <table:table-cell table:style-name="ce10" office:value-type="string">
            <text:p>02,Tulip Court, Triq l-Imghazel, Swieqi, SWQ 3140</text:p>
          </table:table-cell>
          <table:table-cell table:style-name="ce22" office:value-type="string">
            <text:p><text:a xlink:href="http://shortletsmalta.com/059_Tulip_2-bedroom_Apt">http://shortletsmalta.com/059_Tulip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60">
            <text:p>060</text:p>
          </table:table-cell>
          <table:table-cell office:value-type="string">
            <text:p>0b145f68-b4e4-11e8-a9d2-00259047317d</text:p>
          </table:table-cell>
          <table:table-cell table:style-name="ce6" office:value-type="string">
            <text:p>Sunflower Court </text:p>
          </table:table-cell>
          <table:table-cell table:style-name="ce10" office:value-type="string">
            <text:p>02, sunflower Court, Triq l-Imghazel, Swieqi, SWQ 3140</text:p>
          </table:table-cell>
          <table:table-cell table:style-name="ce22" office:value-type="string">
            <text:p><text:a xlink:href="http://shortletsmalta.com/060_Sunflower_2-bedroom_Apt">http://shortletsmalta.com/060_Sunflower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61">
            <text:p>061</text:p>
          </table:table-cell>
          <table:table-cell office:value-type="string">
            <text:p>d1a37469-ad27-11e8-a9d2-00259047317d</text:p>
          </table:table-cell>
          <table:table-cell table:style-name="ce7" office:value-type="string">
            <text:p>Bastion View pth</text:p>
          </table:table-cell>
          <table:table-cell table:style-name="ce14" office:value-type="string">
            <text:p>13, Censu Scerri Street, Sliema, SLM 3060</text:p>
          </table:table-cell>
          <table:table-cell table:style-name="ce22" office:value-type="string">
            <text:p><text:a xlink:href="http://shortletsmalta.com/061_Bastions_Views_Sliema_Penthouse.html">http://shortletsmalta.com/061_Bastions_Views_Sliema_Penthouse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62">
            <text:p>062</text:p>
          </table:table-cell>
          <table:table-cell office:value-type="string">
            <text:p>9469dd77-79f2-11e8-93bd-00259047317d</text:p>
          </table:table-cell>
          <table:table-cell table:style-name="ce7" office:value-type="string">
            <text:p>Valletta</text:p>
          </table:table-cell>
          <table:table-cell table:style-name="ce15" office:value-type="string">
            <text:p>Old Barrack, Triq il-Lanca, Valletta VLT1820</text:p>
          </table:table-cell>
          <table:table-cell table:style-name="ce22" office:value-type="string">
            <text:p><text:a xlink:href="http://shortletsmalta.com/062_Waterfront_Valletta_House">http://shortletsmalta.com/062_Waterfront_Valletta_Hous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63">
            <text:p>063</text:p>
          </table:table-cell>
          <table:table-cell office:value-type="string">
            <text:p>e08928d5-b1b4-11e8-a9d2-00259047317d</text:p>
          </table:table-cell>
          <table:table-cell table:style-name="ce6" office:value-type="string">
            <text:p>Bastion view</text:p>
          </table:table-cell>
          <table:table-cell table:style-name="ce14" office:value-type="string">
            <text:p>13, Censu Scerri Street, Sliema, SLM 3060</text:p>
          </table:table-cell>
          <table:table-cell table:style-name="ce22" office:value-type="string">
            <text:p><text:a xlink:href="http://shortletsmalta.com/063-Bastion's-Views-Sliema-Aparment.html">http://shortletsmalta.com/063-Bastion's-Views-Sliema-Apar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64">
            <text:p>064</text:p>
          </table:table-cell>
          <table:table-cell office:value-type="float" office:value="0">
            <text:p>0</text:p>
          </table:table-cell>
          <table:table-cell table:style-name="ce7" office:value-type="string">
            <text:p>Tigne 44, Office space</text:p>
          </table:table-cell>
          <table:table-cell table:style-name="ce10" office:value-type="string">
            <text:p>, Triq ix-Xatt ta' Tigne, Sliema, SLM 3011</text:p>
          </table:table-cell>
          <table:table-cell table:style-name="ce22" office:value-type="string">
            <text:p><text:a xlink:href="http://shortletsmalta.com/OfficeConcept.html">http://shortletsmalta.com/OfficeConcep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65">
            <text:p>065</text:p>
          </table:table-cell>
          <table:table-cell office:value-type="string">
            <text:p>88989d5c-b59e-11e8-a9d2-00259047317d</text:p>
          </table:table-cell>
          <table:table-cell table:style-name="ce6" office:value-type="string">
            <text:p>Tigne 44, no 1 , 3-bedroom </text:p>
          </table:table-cell>
          <table:table-cell table:style-name="ce9" office:value-type="string">
            <text:p>44, Flt 1, Triq ix-Xatt ta' Tigne, Sliema, SLM 3012</text:p>
          </table:table-cell>
          <table:table-cell table:style-name="ce22" office:value-type="string">
            <text:p><text:a xlink:href="http://shortletsmalta.com/065_Outstanding_Tigne_3-bedroom_Apt">http://shortletsmalta.com/065_Outstanding_Tigne_3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66">
            <text:p>066</text:p>
          </table:table-cell>
          <table:table-cell office:value-type="float" office:value="0">
            <text:p>0</text:p>
          </table:table-cell>
          <table:table-cell table:style-name="ce7" office:value-type="string">
            <text:p>Tigne 44, no 2 , 4-bedroom </text:p>
          </table:table-cell>
          <table:table-cell table:style-name="ce10" office:value-type="string">
            <text:p>44, Flt 2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67">
            <text:p>067</text:p>
          </table:table-cell>
          <table:table-cell office:value-type="float" office:value="0">
            <text:p>0</text:p>
          </table:table-cell>
          <table:table-cell table:style-name="ce6" office:value-type="string">
            <text:p>Tigne 44, no 3 , 4-bedroom </text:p>
          </table:table-cell>
          <table:table-cell table:style-name="ce9" office:value-type="string">
            <text:p>44, Flt 3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68">
            <text:p>068</text:p>
          </table:table-cell>
          <table:table-cell office:value-type="float" office:value="0">
            <text:p>0</text:p>
          </table:table-cell>
          <table:table-cell table:style-name="ce7" office:value-type="string">
            <text:p>Tigne 44, no 4 , 4-bedroom </text:p>
          </table:table-cell>
          <table:table-cell table:style-name="ce10" office:value-type="string">
            <text:p>44, Flt 4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69">
            <text:p>069</text:p>
          </table:table-cell>
          <table:table-cell office:value-type="float" office:value="0">
            <text:p>0</text:p>
          </table:table-cell>
          <table:table-cell table:style-name="ce6" office:value-type="string">
            <text:p>Tigne 44, no 5 , 4-bedroom </text:p>
          </table:table-cell>
          <table:table-cell table:style-name="ce9" office:value-type="string">
            <text:p>44, Flt 5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70">
            <text:p>070</text:p>
          </table:table-cell>
          <table:table-cell office:value-type="float" office:value="0">
            <text:p>0</text:p>
          </table:table-cell>
          <table:table-cell table:style-name="ce7" office:value-type="string">
            <text:p>Tigne 44, no 6 , 4-bedroom </text:p>
          </table:table-cell>
          <table:table-cell table:style-name="ce10" office:value-type="string">
            <text:p>44, Flt 6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71">
            <text:p>071</text:p>
          </table:table-cell>
          <table:table-cell office:value-type="float" office:value="0">
            <text:p>0</text:p>
          </table:table-cell>
          <table:table-cell table:style-name="ce6" office:value-type="string">
            <text:p>Tigne 44, no 7 , 4-bedroom </text:p>
          </table:table-cell>
          <table:table-cell table:style-name="ce9" office:value-type="string">
            <text:p>44, Flt 7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72">
            <text:p>072</text:p>
          </table:table-cell>
          <table:table-cell office:value-type="float" office:value="0">
            <text:p>0</text:p>
          </table:table-cell>
          <table:table-cell table:style-name="ce7" office:value-type="string">
            <text:p>Tigne 44, no 8 , 4-bedroom </text:p>
          </table:table-cell>
          <table:table-cell table:style-name="ce10" office:value-type="string">
            <text:p>44, Flt 8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73">
            <text:p>073</text:p>
          </table:table-cell>
          <table:table-cell office:value-type="string">
            <text:p>521f5f3a-abaf-11e8-a9d2-00259047317d</text:p>
          </table:table-cell>
          <table:table-cell table:style-name="ce6" office:value-type="string">
            <text:p>Tigne 44, no 9, 3-bedroom pth</text:p>
          </table:table-cell>
          <table:table-cell table:style-name="ce9" office:value-type="string">
            <text:p>44, Flt 9, Triq ix-Xatt ta' Tigne, Sliema, SLM 3012</text:p>
          </table:table-cell>
          <table:table-cell table:style-name="ce22" office:value-type="string">
            <text:p><text:a xlink:href="http://shortletsmalta.com/Exceptional_Tigne_Seafront.html">http://shortletsmalta.com/Exceptional_Tigne_Seafro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74">
            <text:p>074</text:p>
          </table:table-cell>
          <table:table-cell office:value-type="string">
            <text:p>11089dea-b4f3-11e8-a9d2-00259047317d</text:p>
          </table:table-cell>
          <table:table-cell table:style-name="ce7" office:value-type="string">
            <text:p>Sapphire, no 4, 2-bedroom</text:p>
          </table:table-cell>
          <table:table-cell table:style-name="ce10" office:value-type="string">
            <text:p>12, Sapphire, Flat 4, Manuel Dimech Street, Sliema, SLM 1058</text:p>
          </table:table-cell>
          <table:table-cell table:style-name="ce22" office:value-type="string">
            <text:p><text:a xlink:href="http://shortletsmalta.com/074_Sunny_2-bedroom_with_terrace">http://shortletsmalta.com/074_Sunny_2-bedroom_with_terrac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75">
            <text:p>075</text:p>
          </table:table-cell>
          <table:table-cell office:value-type="string">
            <text:p>7169af96-ba7f-11e8-a9d2-00259047317d</text:p>
          </table:table-cell>
          <table:table-cell table:style-name="ce6" office:value-type="string">
            <text:p>Sapphire, no 5</text:p>
          </table:table-cell>
          <table:table-cell table:style-name="ce10" office:value-type="string">
            <text:p>12, Sapphire, Flat 5, Manuel Dimech Street, Sliema, SLM 1058</text:p>
          </table:table-cell>
          <table:table-cell table:style-name="ce22" office:value-type="string">
            <text:p><text:a xlink:href="http://shortletsmalta.com/075_Sunny_Sliema_Central_Apt">http://shortletsmalta.com/075_Sunny_Sliema_Central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76">
            <text:p>076</text:p>
          </table:table-cell>
          <table:table-cell office:value-type="float" office:value="0">
            <text:p>0</text:p>
          </table:table-cell>
          <table:table-cell table:style-name="ce7" office:value-type="string">
            <text:p>Sapphire, no 6</text:p>
          </table:table-cell>
          <table:table-cell table:style-name="ce10" office:value-type="string">
            <text:p>12, Sapphire, Flat 6, Manuel Dimech Street, Sliema, SLM 1058</text:p>
          </table:table-cell>
          <table:table-cell table:style-name="ce22" office:value-type="string">
            <text:p><text:a xlink:href="http://shortletsmalta.com/Sunny_2-bedroom_with_Jacuzzi">http://shortletsmalta.com/Sunny_2-bedroom_with_Jacuzzi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77">
            <text:p>077</text:p>
          </table:table-cell>
          <table:table-cell office:value-type="float" office:value="0">
            <text:p>0</text:p>
          </table:table-cell>
          <table:table-cell table:style-name="ce6" office:value-type="string">
            <text:p>Sapphire, no 7</text:p>
          </table:table-cell>
          <table:table-cell table:style-name="ce10" office:value-type="string">
            <text:p>12, Sapphire, Flat 7, Manuel Dimech Street, Sliema, SLM 1058</text:p>
          </table:table-cell>
          <table:table-cell table:style-name="ce22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78">
            <text:p>078</text:p>
          </table:table-cell>
          <table:table-cell office:value-type="float" office:value="0">
            <text:p>0</text:p>
          </table:table-cell>
          <table:table-cell table:style-name="ce7" office:value-type="string">
            <text:p>Sapphire, no 8</text:p>
          </table:table-cell>
          <table:table-cell table:style-name="ce10" office:value-type="string">
            <text:p>12, Sapphire, Flat 8, Manuel Dimech Street, Sliema, SLM 1058</text:p>
          </table:table-cell>
          <table:table-cell table:style-name="ce23" office:value-type="string">
            <text:p><text:a xlink:href="http://shortletsmalta.com/Sunny_2-bedroom_with_Jacuzzi">http://shortletsmalta.com/Sunny_2-bedroom_with_Jacuzzi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79">
            <text:p>079</text:p>
          </table:table-cell>
          <table:table-cell office:value-type="float" office:value="0">
            <text:p>0</text:p>
          </table:table-cell>
          <table:table-cell table:style-name="ce6" office:value-type="string">
            <text:p>Sapphire, no 9</text:p>
          </table:table-cell>
          <table:table-cell table:style-name="ce10" office:value-type="string">
            <text:p>12, Sapphire, Flat 9, Manuel Dimech Street, Sliema, SLM 1058</text:p>
          </table:table-cell>
          <table:table-cell table:style-name="ce22" office:value-type="string">
            <text:p><text:a xlink:href="http://shortletsmalta.com/Sunny_Sliema_2-bedroom_Apt">http://shortletsmalta.com/Sunny_Sliema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80">
            <text:p>080</text:p>
          </table:table-cell>
          <table:table-cell office:value-type="string">
            <text:p>fc223001-b4ed-11e8-a9d2-00259047317d</text:p>
          </table:table-cell>
          <table:table-cell table:style-name="ce7" office:value-type="string">
            <text:p>Sapphire, no 10, 2-bedroom pth</text:p>
          </table:table-cell>
          <table:table-cell table:style-name="ce10" office:value-type="string">
            <text:p>12, Sapphire, Flat 10, Manuel Dimech Street, Sliema, SLM 1058</text:p>
          </table:table-cell>
          <table:table-cell table:style-name="ce23" office:value-type="string">
            <text:p><text:a xlink:href="http://shortletsmalta.com/080_Sundrenched_3-bedroom_Pth">http://shortletsmalta.com/080_Sundrenched_3-bedroom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81">
            <text:p>081</text:p>
          </table:table-cell>
          <table:table-cell office:value-type="string">
            <text:p>e987684e-b052-11e8-a9d2-00259047317d</text:p>
          </table:table-cell>
          <table:table-cell table:style-name="ce6" office:value-type="string">
            <text:p>St Paul's, flat 1, 2nd Floor, 2bd</text:p>
          </table:table-cell>
          <table:table-cell table:style-name="ce16" office:value-type="string">
            <text:p>79 Delfin Court, Flat 1, Triq Patri Guzepp Calleja, St Paul's Bay, SPB 2732</text:p>
          </table:table-cell>
          <table:table-cell table:style-name="ce22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3" office:value-type="float" office:value="82">
            <text:p>082</text:p>
          </table:table-cell>
          <table:table-cell office:value-type="float" office:value="0">
            <text:p>0</text:p>
          </table:table-cell>
          <table:table-cell table:style-name="ce7" office:value-type="string">
            <text:p>St Paul's, flat 2, 3rd Floor, 2bd</text:p>
          </table:table-cell>
          <table:table-cell table:style-name="ce10" office:value-type="string">
            <text:p>79 Delfin Court, Flat 2, Triq Patri Guzepp Calleja, St Paul's Bay, SPB 2732</text:p>
          </table:table-cell>
          <table:table-cell table:style-name="ce23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83">
            <text:p>083</text:p>
          </table:table-cell>
          <table:table-cell office:value-type="string">
            <text:p>4be1395a-b0e5-11e8-a9d2-00259047317d</text:p>
          </table:table-cell>
          <table:table-cell table:style-name="ce8" office:value-type="string">
            <text:p>St Paul's, flat 3, 4th Floor, 2bd</text:p>
          </table:table-cell>
          <table:table-cell table:style-name="ce16" office:value-type="string">
            <text:p>79 Delfin Court, Flat 3, Triq Patri Guzepp Calleja, St Paul's Bay, SPB 2732</text:p>
          </table:table-cell>
          <table:table-cell table:style-name="ce22" office:value-type="string">
            <text:p><text:a xlink:href="http://shortletsmalta.com/083_Delfin_Apt_witth_terrace">http://shortletsmalta.com/083_Delfin_Apt_witth_terrac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3" office:value-type="float" office:value="84">
            <text:p>084</text:p>
          </table:table-cell>
          <table:table-cell office:value-type="string">
            <text:p>02fe252a-b0e0-11e8-a9d2-00259047317d</text:p>
          </table:table-cell>
          <table:table-cell table:style-name="ce7" office:value-type="string">
            <text:p>St Paul's, flat 4, 5th Floor, 2bd</text:p>
          </table:table-cell>
          <table:table-cell table:style-name="ce10" office:value-type="string">
            <text:p>79 Delfin Court, Flat 4, Triq Patri Guzepp Calleja, St Paul's Bay, SPB 2732</text:p>
          </table:table-cell>
          <table:table-cell table:style-name="ce23" office:value-type="string">
            <text:p><text:a xlink:href="http://shortletsmalta.com/Delfin_Court_2-Bedroom_Apt">http://shortletsmalta.com/Delfin_Court_2-Bedroom_Apt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85">
            <text:p>085</text:p>
          </table:table-cell>
          <table:table-cell office:value-type="string">
            <text:p>02fe252a-b0e0-11e8-a9d2-00259047317d</text:p>
          </table:table-cell>
          <table:table-cell table:style-name="ce6" office:value-type="string">
            <text:p>St Paul's, flat 5, pth 6th Floor, 2bd</text:p>
          </table:table-cell>
          <table:table-cell table:style-name="ce16" office:value-type="string">
            <text:p>79 Delfin Court, Flat 5, Triq Patri Guzepp Calleja, St Paul's Bay, SPB 2732</text:p>
          </table:table-cell>
          <table:table-cell table:style-name="ce22" office:value-type="string">
            <text:p><text:a xlink:href="http://shortletsmalta.com/085_Delfin_Penthouse_with_Views">http://shortletsmalta.com/085_Delfin_Penthouse_with_Views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86">
            <text:p>086</text:p>
          </table:table-cell>
          <table:table-cell office:value-type="string">
            <text:p>8527acc8-b10b-11e8-a9d2-00259047317d</text:p>
          </table:table-cell>
          <table:table-cell table:style-name="ce7" office:value-type="string">
            <text:p>St julians Hill 4-bedroom Maisonette</text:p>
          </table:table-cell>
          <table:table-cell table:style-name="ce17" office:value-type="string">
            <text:p>227, Bonsud, Triq L-Imhallef William Harding, Pembroke, PBK 1505</text:p>
          </table:table-cell>
          <table:table-cell table:style-name="ce22" office:value-type="string">
            <text:p><text:a xlink:href="http://shortletsmalta.com/086_St'Julians_Hill_4-bedroom_Maisonette">http://shortletsmalta.com/086_St'Julians_Hill_4-bedroom_Maisonett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0">
            <text:p>090</text:p>
          </table:table-cell>
          <table:table-cell office:value-type="string">
            <text:p>b1d433eb-abb4-11e8-a9d2-00259047317d</text:p>
          </table:table-cell>
          <table:table-cell table:style-name="ce7" office:value-type="string">
            <text:p>St Julians Hill Duplex 4 bedroom apartment</text:p>
          </table:table-cell>
          <table:table-cell table:style-name="ce17" office:value-type="string">
            <text:p>227, Bonsud, Triq L-Imhallef William Harding, Pembroke, PBK 1508</text:p>
          </table:table-cell>
          <table:table-cell table:style-name="ce22" office:value-type="string">
            <text:p><text:a xlink:href="http://shortletsmalta.com/090_St'Julians_Hill_Duplex_Pth">http://shortletsmalta.com/090_St'Julians_Hill_Duplex_Pth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3">
            <text:p>093</text:p>
          </table:table-cell>
          <table:table-cell office:value-type="string">
            <text:p>9469dfc0-79f2-11e8-93bd-00259047317d</text:p>
          </table:table-cell>
          <table:table-cell table:style-name="ce7" office:value-type="string">
            <text:p>Carob Hills - Villa Gaia</text:p>
          </table:table-cell>
          <table:table-cell table:style-name="ce18" office:value-type="string">
            <text:p>Carob Hill, 59, Triq Ghajn Zejtuna, Santa Maria Estate, Mellieha</text:p>
          </table:table-cell>
          <table:table-cell table:style-name="ce22" office:value-type="string">
            <text:p><text:a xlink:href="http://shortletsmalta.com/Carob-Hills_Villa_Gaia.html">http://shortletsmalta.com/Carob-Hills_Villa_Gai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4">
            <text:p>094</text:p>
          </table:table-cell>
          <table:table-cell office:value-type="string">
            <text:p>9469df2e-79f2-11e8-93bd-00259047317d</text:p>
          </table:table-cell>
          <table:table-cell table:style-name="ce7" office:value-type="string">
            <text:p>Carob Hills - Villa Ghea</text:p>
          </table:table-cell>
          <table:table-cell table:style-name="ce18" office:value-type="string">
            <text:p>Carob Hill, 59, Triq Ghajn Zejtuna, Santa Maria Estate, Mellieha</text:p>
          </table:table-cell>
          <table:table-cell table:style-name="ce22" office:value-type="string">
            <text:p><text:a xlink:href="http://shortletsmalta.com/Carob-Hills_Villa_Ghea.html">http://shortletsmalta.com/Carob-Hills_Villa_Ghe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5">
            <text:p>095</text:p>
          </table:table-cell>
          <table:table-cell office:value-type="string">
            <text:p>9469e09d-79f2-11e8-93bd-00259047317d</text:p>
          </table:table-cell>
          <table:table-cell table:style-name="ce7" office:value-type="string">
            <text:p>Carob Hills - Villa Blu</text:p>
          </table:table-cell>
          <table:table-cell table:style-name="ce18" office:value-type="string">
            <text:p>Carob Hill, 70, Triq il-Pont, Santa Maria Estate, Mellieha</text:p>
          </table:table-cell>
          <table:table-cell table:style-name="ce22" office:value-type="string">
            <text:p><text:a xlink:href="http://shortletsmalta.com/Carob-Hills_Villa_Blu.html">http://shortletsmalta.com/Carob-Hills_Villa_Blu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6">
            <text:p>096</text:p>
          </table:table-cell>
          <table:table-cell office:value-type="string">
            <text:p>9469e034-79f2-11e8-93bd-00259047317d</text:p>
          </table:table-cell>
          <table:table-cell table:style-name="ce7" office:value-type="string">
            <text:p>Carob Hills - villa Goa</text:p>
          </table:table-cell>
          <table:table-cell table:style-name="ce18" office:value-type="string">
            <text:p>Carob Hill, 70, Triq il-Pont, Santa Maria Estate, Mellieha</text:p>
          </table:table-cell>
          <table:table-cell table:style-name="ce22" office:value-type="string">
            <text:p><text:a xlink:href="http://shortletsmalta.com/Carob-Hills_Villa_Goa.html">http://shortletsmalta.com/Carob-Hills_Villa_Go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7">
            <text:p>097</text:p>
          </table:table-cell>
          <table:table-cell office:value-type="string">
            <text:p>a5a33e21-8b45-11e8-b61d-00259047317d</text:p>
          </table:table-cell>
          <table:table-cell table:style-name="ce7" office:value-type="string">
            <text:p>Carob Hills - Villa Ida</text:p>
          </table:table-cell>
          <table:table-cell table:style-name="ce18" office:value-type="string">
            <text:p>Carob Hill, 70, Triq il-Pont, Santa Maria Estate, Mellieha</text:p>
          </table:table-cell>
          <table:table-cell table:style-name="ce22" office:value-type="string">
            <text:p><text:a xlink:href="http://shortletsmalta.com/Carob-Hills_Villa_Ida.html">http://shortletsmalta.com/Carob-Hills_Villa_Id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98">
            <text:p>098</text:p>
          </table:table-cell>
          <table:table-cell office:value-type="float" office:value="0">
            <text:p>0</text:p>
          </table:table-cell>
          <table:table-cell table:style-name="ce7" office:value-type="string">
            <text:p>Carob Hills - Villa Dea</text:p>
          </table:table-cell>
          <table:table-cell table:style-name="ce18" office:value-type="string">
            <text:p>Carob Hill, 70, Triq il-Pont, Santa Maria Estate, Mellieha</text:p>
          </table:table-cell>
          <table:table-cell table:style-name="ce24"/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99">
            <text:p>099</text:p>
          </table:table-cell>
          <table:table-cell office:value-type="string">
            <text:p>b1c6fd20-af5b-11e8-a9d2-00259047317d</text:p>
          </table:table-cell>
          <table:table-cell table:style-name="ce7" office:value-type="string">
            <text:p>Valletta 1 - maisonette 2bd</text:p>
          </table:table-cell>
          <table:table-cell table:style-name="ce13" office:value-type="string">
            <text:p>34, Triq San Nicola, Valletta, VLT 1624</text:p>
          </table:table-cell>
          <table:table-cell table:style-name="ce22" office:value-type="string">
            <text:p><text:a xlink:href="http://shortletsmalta.com/099_Borgo_San_Pawl_2-bedroom_Valletta_Maisonette">http://shortletsmalta.com/099_Borgo_San_Pawl_2-bedroom_Valletta_Maisonette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a0940922-af55-11e8-a9d2-00259047317d</text:p>
          </table:table-cell>
          <table:table-cell table:style-name="ce7" office:value-type="string">
            <text:p>Valletta 2 - 1 bedroom</text:p>
          </table:table-cell>
          <table:table-cell table:style-name="ce13" office:value-type="string">
            <text:p>149,Falt 1, Triq San Pawl, Valletta,VLT 1218 </text:p>
          </table:table-cell>
          <table:table-cell table:style-name="ce22" office:value-type="string">
            <text:p><text:a xlink:href="http://shortletsmalta.com/100_Borgo_San_Pawl_Valletta_1-bedroom.html">http://shortletsmalta.com/100_Borgo_San_Pawl_Valletta_1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1">
            <text:p>101</text:p>
          </table:table-cell>
          <table:table-cell office:value-type="string">
            <text:p>df4ae1c2-af5e-11e8-a9d2-00259047317d</text:p>
          </table:table-cell>
          <table:table-cell table:style-name="ce7" office:value-type="string">
            <text:p>Valletta 3 - 1 bedroom</text:p>
          </table:table-cell>
          <table:table-cell table:style-name="ce13" office:value-type="string">
            <text:p>149,Falt 2, Triq San Pawl, Valletta,VLT 1218 </text:p>
          </table:table-cell>
          <table:table-cell table:style-name="ce22" office:value-type="string">
            <text:p><text:a xlink:href="http://shortletsmalta.com/101_Living_Valletta_Cozy_1-bedroom_Apartment.html">http://shortletsmalta.com/101_Living_Valletta_Cozy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2">
            <text:p>102</text:p>
          </table:table-cell>
          <table:table-cell office:value-type="string">
            <text:p>abc5a525-af62-11e8-a9d2-00259047317d</text:p>
          </table:table-cell>
          <table:table-cell table:style-name="ce7" office:value-type="string">
            <text:p>Valletta 4 - 2 bedroom duplex large</text:p>
          </table:table-cell>
          <table:table-cell table:style-name="ce13" office:value-type="string">
            <text:p>149,Falt 3, Triq San Pawl, Valletta,VLT 1219</text:p>
          </table:table-cell>
          <table:table-cell table:style-name="ce22" office:value-type="string">
            <text:p><text:a xlink:href="http://shortletsmalta.com/102_Living_Valletta_Duplex_2-bedroom.html">http://shortletsmalta.com/102_Living_Valletta_Duplex_2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3">
            <text:p>103</text:p>
          </table:table-cell>
          <table:table-cell office:value-type="string">
            <text:p>98d7ca0e-af64-11e8-a9d2-00259047317d</text:p>
          </table:table-cell>
          <table:table-cell table:style-name="ce7" office:value-type="string">
            <text:p>Valletta 5 - 2 bedroom duplex low ceiling</text:p>
          </table:table-cell>
          <table:table-cell table:style-name="ce13" office:value-type="string">
            <text:p>149,Falt 4, Triq San Pawl, Valletta,VLT 1220</text:p>
          </table:table-cell>
          <table:table-cell table:style-name="ce22" office:value-type="string">
            <text:p><text:a xlink:href="http://shortletsmalta.com/103_Valletta_2-bedroom_Loft.html">http://shortletsmalta.com/103_Valletta_2-bedroom_Lof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4">
            <text:p>104</text:p>
          </table:table-cell>
          <table:table-cell office:value-type="string">
            <text:p>ee79575f-af66-11e8-a9d2-00259047317d</text:p>
          </table:table-cell>
          <table:table-cell table:style-name="ce7" office:value-type="string">
            <text:p>Valletta duplex penthouse</text:p>
          </table:table-cell>
          <table:table-cell table:style-name="ce13" office:value-type="string">
            <text:p>149,Falt 5, Triq San Pawl, Valletta,VLT 1221</text:p>
          </table:table-cell>
          <table:table-cell table:style-name="ce22" office:value-type="string">
            <text:p><text:a xlink:href="http://shortletsmalta.com/Amazing_Valletta_Harbour_Views_Penthouse.html">http://shortletsmalta.com/Amazing_Valletta_Harbour_Views_Penthouse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5">
            <text:p>105</text:p>
          </table:table-cell>
          <table:table-cell office:value-type="string">
            <text:p>4c320ecc-af6a-11e8-a9d2-00259047317d</text:p>
          </table:table-cell>
          <table:table-cell table:style-name="ce7" office:value-type="string">
            <text:p>Gzira 1-bedroom</text:p>
          </table:table-cell>
          <table:table-cell table:style-name="ce13" office:value-type="string">
            <text:p>21, Falt 1, Nazju Ellul Street, Gzira, GZR 1621</text:p>
          </table:table-cell>
          <table:table-cell table:style-name="ce22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06">
            <text:p>106</text:p>
          </table:table-cell>
          <table:table-cell office:value-type="float" office:value="0">
            <text:p>0</text:p>
          </table:table-cell>
          <table:table-cell table:style-name="ce7" office:value-type="string">
            <text:p>Gzira 1-bedroom</text:p>
          </table:table-cell>
          <table:table-cell table:style-name="ce13" office:value-type="string">
            <text:p>21, Falt 2, Nazju Ellul Street, Gzira, GZR 1622</text:p>
          </table:table-cell>
          <table:table-cell table:style-name="ce22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07">
            <text:p>107</text:p>
          </table:table-cell>
          <table:table-cell office:value-type="float" office:value="0">
            <text:p>0</text:p>
          </table:table-cell>
          <table:table-cell table:style-name="ce7" office:value-type="string">
            <text:p>Gzira 1-bedroom</text:p>
          </table:table-cell>
          <table:table-cell table:style-name="ce13" office:value-type="string">
            <text:p>21, Falt 3, Nazju Ellul Street, Gzira, GZR 1623</text:p>
          </table:table-cell>
          <table:table-cell table:style-name="ce22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ce7" office:value-type="string">
            <text:p>Gzira 1-bedroom</text:p>
          </table:table-cell>
          <table:table-cell table:style-name="ce13" office:value-type="string">
            <text:p>21, Falt 4, Nazju Ellul Street, Gzira, GZR 1624</text:p>
          </table:table-cell>
          <table:table-cell table:style-name="ce22" office:value-type="string">
            <text:p><text:a xlink:href="http://shortletsmalta.com/Bright_Cozy_Gzira_1-bedroom_Apartment.html">http://shortletsmalta.com/Bright_Cozy_Gzira_1-bedroom_Apartment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09">
            <text:p>109</text:p>
          </table:table-cell>
          <table:table-cell office:value-type="string">
            <text:p>0bb59cbf-b047-11e8-a9d2-00259047317d</text:p>
          </table:table-cell>
          <table:table-cell table:style-name="ce7" office:value-type="string">
            <text:p>Gzira 2bd grd</text:p>
          </table:table-cell>
          <table:table-cell table:style-name="ce13" office:value-type="string">
            <text:p>7, Flat 1, Triq l-Immakulata Kuncizzjoni, Gzira, GZR 1140</text:p>
          </table:table-cell>
          <table:table-cell table:style-name="ce22" office:value-type="string">
            <text:p><text:a xlink:href="http://shortletsmalta.com/109_Contemporary_Central_2bd_Gzira.html">http://shortletsmalta.com/109_Contemporary_Central_2bd_Gzira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0">
            <text:p>110</text:p>
          </table:table-cell>
          <table:table-cell office:value-type="string">
            <text:p>0aab5727-b04c-11e8-a9d2-00259047317d</text:p>
          </table:table-cell>
          <table:table-cell table:style-name="ce7" office:value-type="string">
            <text:p>Gzira 3-bd</text:p>
          </table:table-cell>
          <table:table-cell table:style-name="ce13" office:value-type="string">
            <text:p>7, Flat 2, Triq l-Immakulata Kuncizzjoni, Gzira, GZR 1140</text:p>
          </table:table-cell>
          <table:table-cell table:style-name="ce22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ce7" office:value-type="string">
            <text:p>Gzira 3-bd</text:p>
          </table:table-cell>
          <table:table-cell table:style-name="ce13" office:value-type="string">
            <text:p>7, Flat 3, Triq l-Immakulata Kuncizzjoni, Gzira, GZR 1140</text:p>
          </table:table-cell>
          <table:table-cell table:style-name="ce22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2">
            <text:p>112</text:p>
          </table:table-cell>
          <table:table-cell office:value-type="string">
            <text:p>b91ff0c8-b119-11e8-a9d2-00259047317d</text:p>
          </table:table-cell>
          <table:table-cell table:style-name="ce7" office:value-type="string">
            <text:p>Gzira 3-bd</text:p>
          </table:table-cell>
          <table:table-cell table:style-name="ce13" office:value-type="string">
            <text:p>7, Flat 4, Triq l-Immakulata Kuncizzjoni, Gzira, GZR 1140</text:p>
          </table:table-cell>
          <table:table-cell table:style-name="ce22" office:value-type="string">
            <text:p><text:a xlink:href="http://shortletsmalta.com/Contemporary,-Bright-and-Centrally-Located-3-Bedroom-Ap.html">http://shortletsmalta.com/Contemporary,-Bright-and-Centrally-Located-3-Bedroom-Ap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3">
            <text:p>113</text:p>
          </table:table-cell>
          <table:table-cell office:value-type="string">
            <text:p>de4f2154-b0f0-11e8-a9d2-00259047317d</text:p>
          </table:table-cell>
          <table:table-cell table:style-name="ce7" office:value-type="string">
            <text:p>Gzira 2bd pth</text:p>
          </table:table-cell>
          <table:table-cell table:style-name="ce13" office:value-type="string">
            <text:p>7, Flat 5, Triq l-Immakulata Kuncizzjoni, Gzira, GZR 1140</text:p>
          </table:table-cell>
          <table:table-cell table:style-name="ce22" office:value-type="string">
            <text:p><text:a xlink:href="http://shortletsmalta.com/113_Contemporary_Bright_2-bedroom_Penthouse.html">http://shortletsmalta.com/113_Contemporary_Bright_2-bedroom_Penthouse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4">
            <text:p>114</text:p>
          </table:table-cell>
          <table:table-cell office:value-type="string">
            <text:p>fb0e4e8c-af6c-11e8-a9d2-00259047317d</text:p>
          </table:table-cell>
          <table:table-cell table:style-name="ce7" office:value-type="string">
            <text:p>Gzira 3bd room</text:p>
          </table:table-cell>
          <table:table-cell table:style-name="ce13" office:value-type="string">
            <text:p>80, Falt 1, Triq Sir Patrick Stuart, GZR 1050</text:p>
          </table:table-cell>
          <table:table-cell table:style-name="ce22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15">
            <text:p>115</text:p>
          </table:table-cell>
          <table:table-cell office:value-type="float" office:value="0">
            <text:p>0</text:p>
          </table:table-cell>
          <table:table-cell table:style-name="ce7" office:value-type="string">
            <text:p>Gzira 3bd room</text:p>
          </table:table-cell>
          <table:table-cell table:style-name="ce13" office:value-type="string">
            <text:p>80, Falt 2, Triq Sir Patrick Stuart, GZR 1050</text:p>
          </table:table-cell>
          <table:table-cell table:style-name="ce22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16">
            <text:p>116</text:p>
          </table:table-cell>
          <table:table-cell office:value-type="float" office:value="0">
            <text:p>0</text:p>
          </table:table-cell>
          <table:table-cell table:style-name="ce7" office:value-type="string">
            <text:p>Gzira 3bd room</text:p>
          </table:table-cell>
          <table:table-cell table:style-name="ce13" office:value-type="string">
            <text:p>80, Falt 3, Triq Sir Patrick Stuart, GZR 1050</text:p>
          </table:table-cell>
          <table:table-cell table:style-name="ce22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3">
          <table:table-cell table:style-name="ce2" office:value-type="float" office:value="117">
            <text:p>117</text:p>
          </table:table-cell>
          <table:table-cell office:value-type="float" office:value="0">
            <text:p>0</text:p>
          </table:table-cell>
          <table:table-cell table:style-name="ce7" office:value-type="string">
            <text:p>Gzira 3bd room</text:p>
          </table:table-cell>
          <table:table-cell table:style-name="ce13" office:value-type="string">
            <text:p>80, Falt 4, Triq Sir Patrick Stuart, GZR 1050</text:p>
          </table:table-cell>
          <table:table-cell table:style-name="ce22" office:value-type="string">
            <text:p><text:a xlink:href="http://shortletsmalta.com/BlueBay_Gzira_3-bedroom.html">http://shortletsmalta.com/BlueBay_Gzira_3-bedroom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8">
            <text:p>118</text:p>
          </table:table-cell>
          <table:table-cell office:value-type="string">
            <text:p>360b86a5-b02b-11e8-a9d2-00259047317d</text:p>
          </table:table-cell>
          <table:table-cell table:style-name="ce7" office:value-type="string">
            <text:p>Gzira 2bd pth</text:p>
          </table:table-cell>
          <table:table-cell table:style-name="ce13" office:value-type="string">
            <text:p>80, Falt 5, Triq Sir Patrick Stuart, GZR 1050</text:p>
          </table:table-cell>
          <table:table-cell table:style-name="ce22" office:value-type="string">
            <text:p><text:a xlink:href="http://shortletsmalta.com/118_Bluebay_Gzira_Penthouseh.html">http://shortletsmalta.com/118_Bluebay_Gzira_Penthouseh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19">
            <text:p>119</text:p>
          </table:table-cell>
          <table:table-cell office:value-type="string">
            <text:p>9195332c-b82a-11e8-a9d2-00259047317d</text:p>
          </table:table-cell>
          <table:table-cell table:style-name="ce7" office:value-type="string">
            <text:p>Swieqi house</text:p>
          </table:table-cell>
          <table:table-cell table:style-name="ce19" office:value-type="string">
            <text:p>49, Triq il-Wasliet, Swieqi, SWQ 3110</text:p>
          </table:table-cell>
          <table:table-cell table:style-name="ce22" office:value-type="string">
            <text:p><text:a xlink:href="http://shortletsmalta.com/119-Fantastic,-St-Julains-Family-House.html">http://shortletsmalta.com/119-Fantastic,-St-Julains-Family-House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20">
            <text:p>120</text:p>
          </table:table-cell>
          <table:table-cell/>
          <table:table-cell table:style-name="ce7" office:value-type="string">
            <text:p>Mellieha pth</text:p>
          </table:table-cell>
          <table:table-cell table:style-name="ce20" office:value-type="string">
            <text:p>57, Triq ta-Salib, Mellieha, MLH1437</text:p>
          </table:table-cell>
          <table:table-cell table:style-name="ce22" office:value-type="string">
            <text:p><text:a xlink:href="http://shortletsmalta.com/Marvelous-2-bedroom-Penthouse-with-Seaviews.html">http://shortletsmalta.com/Marvelous-2-bedroom-Penthouse-with-Seaviews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>
          <table:table-cell table:style-name="ce2" office:value-type="float" office:value="121">
            <text:p>121</text:p>
          </table:table-cell>
          <table:table-cell/>
          <table:table-cell table:style-name="ce7" office:value-type="string">
            <text:p>Mellieha pth</text:p>
          </table:table-cell>
          <table:table-cell table:style-name="ce20" office:value-type="string">
            <text:p>57, Triq ta-Salib, Mellieha, MLH1438</text:p>
          </table:table-cell>
          <table:table-cell table:style-name="ce22" office:value-type="string">
            <text:p><text:a xlink:href="http://shortletsmalta.com/Marvelous-2-bedroom-Penthouse-with-Seaviews.html">http://shortletsmalta.com/Marvelous-2-bedroom-Penthouse-with-Seaviews.html</text:a></text:p>
          </table:table-cell>
          <table:table-cell table:style-name="ce4" table:number-columns-repeated="23"/>
          <table:table-cell table:number-columns-repeated="996"/>
        </table:table-row>
        <table:table-row table:style-name="ro2" table:number-rows-repeated="878">
          <table:table-cell table:style-name="ce4"/>
          <table:table-cell/>
          <table:table-cell table:style-name="ce4" table:number-columns-repeated="2"/>
          <table:table-cell table:style-name="ce25"/>
          <table:table-cell table:style-name="ce4" table:number-columns-repeated="23"/>
          <table:table-cell table:number-columns-repeated="996"/>
        </table:table-row>
        <table:table-row table:style-name="ro2" table:number-rows-repeated="20">
          <table:table-cell table:number-columns-repeated="4"/>
          <table:table-cell table:style-name="ce26"/>
          <table:table-cell table:number-columns-repeated="1019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text>€</number:text>
      <number:number number:decimal-places="2" number:min-integer-digits="1" number:grouping="true"/>
    </number:number-style>
    <number:number-style style:name="N108">
      <number:text>€</number:text>
      <number:number number:decimal-places="0" number:min-integer-digits="1" number:grouping="true"/>
    </number:number-style>
    <number:number-style style:name="N109">
      <number:number number:decimal-places="0" number:min-integer-digits="3"/>
    </number:number-style>
    <number:number-style style:name="N8106P0" style:volatile="true" number:language="en" number:country="GB">
      <number:number number:decimal-places="0" number:min-integer-digits="1" number:grouping="true"/>
    </number:number-style>
    <number:number-style style:name="N8106" number:language="en" number:country="GB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GB">
      <number:number number:decimal-places="0" number:min-integer-digits="1" number:grouping="true"/>
    </number:number-style>
    <number:number-style style:name="N810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GB">
      <number:number number:decimal-places="2" number:min-integer-digits="1" number:grouping="true"/>
    </number:number-style>
    <number:number-style style:name="N8108" number:language="en" number:country="GB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GB">
      <number:number number:decimal-places="2" number:min-integer-digits="1" number:grouping="true"/>
    </number:number-style>
    <number:number-style style:name="N810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GB">
      <number:number number:decimal-places="0" number:min-integer-digits="1" number:grouping="true"/>
      <number:text> </number:text>
    </number:number-style>
    <number:number-style style:name="N8113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GB">
      <number:text> - </number:text>
    </number:number-style>
    <number:text-style style:name="N8113" number:language="en" number:country="GB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GB">
      <number:number number:decimal-places="2" number:min-integer-digits="1" number:grouping="true"/>
      <number:text> </number:text>
    </number:number-style>
    <number:number-style style:name="N811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7" number:language="en" number:country="GB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GB">
      <number:minutes number:style="long"/>
      <number:text>:</number:text>
      <number:seconds number:style="long"/>
    </number:time-style>
    <number:time-style style:name="N8119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GB">
      <number:minutes number:style="long"/>
      <number:text>:</number:text>
      <number:seconds number:style="long" number:decimal-places="1"/>
    </number:time-style>
    <number:number-style style:name="N8121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/11/2018</text:date>, <text:time>09:5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09:50:46</dc:date>
    <dc:creator>Leanne llb</dc:creator>
    <meta:generator>OpenOffice/4.1.5$Unix OpenOffice.org_project/415m1$Build-9789</meta:generator>
    <meta:editing-duration>PT1H58M11S</meta:editing-duration>
    <meta:editing-cycles>4</meta:editing-cycles>
    <meta:document-statistic meta:table-count="1" meta:cell-count="501" meta:object-count="0"/>
  </office:meta>
</office:document-meta>
</file>